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Конвертация внешний - внутренний</text:h>
      <text:section text:style-name="Sect1" text:name="i305">
        <text:p text:style-name="P1">Отчеты и обработки, находящиеся в <text:span text:style-name="T1">EDT</text:span>, вы можете конвертировать из внешних во внутренние, и обратно.</text:p>
        <text:p text:style-name="P1">Чтобы скопировать обработку или отчет из конфигурации в проект внешних отчетов и обработок нажмите <text:span text:style-name="T1">Скопировать в проект внешних отчетов и обработок...</text:span> в контекстном меню на обработке или отчете.</text:p>
        <text:p text:style-name="P1">Чтобы скопировать внешний отчет или обработку в конфигурацию, нажмите <text:span text:style-name="T1">Скопировать в конфигурацию...</text:span> в контекстном меню на внешней обработке или отчете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42:25.426878810</dc:date>
    <meta:editing-duration>PT7H23M37S</meta:editing-duration>
    <meta:editing-cycles>14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7" meta:character-count="477" meta:non-whitespace-character-count="414"/>
  </office:meta>
</office:document-meta>
</file>